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yle0">
      <style:graphic-properties draw:fill="solid" draw:fill-color="#163565"/>
    </style:style>
    <style:style style:name="gr2" style:family="graphic" style:parent-style-name="style1">
      <style:graphic-properties draw:fill="solid" draw:fill-color="#d1cd11"/>
    </style:style>
    <style:style style:name="gr3" style:family="graphic" style:parent-style-name="style0">
      <style:graphic-properties draw:fill="solid" draw:fill-color="#163565" draw:textarea-horizontal-align="center" draw:textarea-vertical-align="middle"/>
    </style:style>
    <style:style style:name="gr4" style:family="graphic" style:parent-style-name="style0">
      <style:graphic-properties draw:fill="solid" draw:fill-color="#ffffff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g>
          <draw:path draw:style-name="gr1" draw:layer="layout" svg:width="3.96cm" svg:height="5.249cm" svg:x="5.701cm" svg:y="0cm" svg:viewBox="0 0 3961 5250" svg:d="m3951 4689c-259 240-605 491-1282 491-380 0-702-98-1028-412-288-279-480-855-480-1837v-954c0-1063 0-1254 13-1473 14-238 67-361 247-388 80-14 120-20 167-20 27 0 53-14 53-42 0-40-33-54-106-54-200 0-601 21-661 21s-467-21-768-21c-73 0-106 14-106 54 0 28 27 42 53 42 60 0 174 6 227 20 220 48 274 157 287 388 13 219 13 410 13 1473v995c0 996 254 1473 581 1794 474 457 1147 484 1374 484 394 0 894-69 1374-505 18-16 34-33 52-50z">
            <text:p/>
          </draw:path>
          <draw:path draw:style-name="gr2" draw:layer="layout" svg:width="3.96cm" svg:height="5.249cm" svg:x="9.626cm" svg:y="0cm" svg:viewBox="0 0 3961 5250" svg:d="m9 560c259-239 605-490 1282-490 381 0 702 98 1028 411 288 280 480 855 480 1837v955c0 1063 0 1254-13 1472-13 239-67 362-247 389-80 14-120 20-167 20-26 0-53 14-53 41 0 41 34 55 106 55 201 0 601-21 661-21s467 21 767 21c74 0 108-14 108-55 0-27-28-41-54-41-60 0-174-6-227-20-220-48-274-157-287-389-13-218-13-409-13-1472v-996c0-995-254-1472-581-1793-473-457-1147-484-1375-484-393 0-893 68-1374 504-18 17-33 34-50 51z">
            <text:p/>
          </draw:path>
          <draw:path draw:style-name="gr1" draw:layer="layout" svg:width="0.908cm" svg:height="1.304cm" svg:x="0cm" svg:y="6.79cm" svg:viewBox="0 0 909 1305" svg:d="m453 1305c-257 0-453-181-453-448v-857h192v848c0 173 103 280 261 280s263-107 263-280v-848h193v857c0 267-198 448-456 448z">
            <text:p/>
          </draw:path>
          <draw:polygon draw:style-name="gr1" draw:layer="layout" svg:width="0.952cm" svg:height="1.293cm" svg:x="1.219cm" svg:y="6.79cm" svg:viewBox="0 0 953 1294" draw:points="777,1294 192,383 192,1294 0,1294 0,0 176,0 761,908 761,0 953,0 953,1294">
            <text:p/>
          </draw:polygon>
          <draw:polygon draw:style-name="gr1" draw:layer="layout" svg:width="0.191cm" svg:height="1.293cm" svg:x="2.502cm" svg:y="6.79cm" svg:viewBox="0 0 192 1294" draw:points="0,1294 192,1294 192,0 0,0">
            <text:p/>
          </draw:polygon>
          <draw:polygon draw:style-name="gr1" draw:layer="layout" svg:width="0.984cm" svg:height="1.293cm" svg:x="2.868cm" svg:y="6.79cm" svg:viewBox="0 0 985 1294" draw:points="565,1294 416,1294 0,0 199,0 491,941 782,0 985,0">
            <text:p/>
          </draw:polygon>
          <draw:polygon draw:style-name="gr1" draw:layer="layout" svg:width="0.808cm" svg:height="1.293cm" svg:x="4.027cm" svg:y="6.79cm" svg:viewBox="0 0 809 1294" draw:points="0,1294 0,0 809,0 809,176 192,176 192,554 718,554 718,728 192,728 192,1117 809,1117 809,1294">
            <text:p/>
          </draw:polygon>
          <draw:path draw:style-name="gr3" draw:text-style-name="P1" draw:layer="layout" svg:width="0.922cm" svg:height="1.293cm" svg:x="5.099cm" svg:y="6.79cm" svg:viewBox="0 0 923 1294" svg:d="m923 1294-292-573c142-40 252-158 252-343 0-220-152-378-392-378h-491v1294h192v-546h240l267 546z">
            <text:p/>
          </draw:path>
          <draw:path draw:style-name="gr4" draw:text-style-name="P1" draw:layer="layout" svg:width="0.498cm" svg:height="0.404cm" svg:x="5.291cm" svg:y="6.966cm" svg:viewBox="0 0 499 405" svg:d="m499 204c0 127-87 201-215 201h-284v-405h284c128 0 215 77 215 204z">
            <text:p/>
          </draw:path>
          <draw:path draw:style-name="gr1" draw:layer="layout" svg:width="0.902cm" svg:height="1.314cm" svg:x="6.152cm" svg:y="6.779cm" svg:viewBox="0 0 903 1315" svg:d="m448 1315c-190 0-327-45-448-171l128-129c92 95 194 123 323 123 166 0 262-72 262-197 0-57-16-104-50-135-32-31-64-43-139-54l-149-22c-103-15-185-51-240-104-62-59-92-141-92-246 0-226 160-380 423-380 167 0 284 43 392 147l-122 123c-78-76-169-99-276-99-149 0-231 87-231 201 0 47 14 89 48 120 32 29 84 51 143 60l143 22c118 18 184 47 237 96 69 62 103 155 103 265 0 238-190 380-455 380z">
            <text:p/>
          </draw:path>
          <draw:polygon draw:style-name="gr1" draw:layer="layout" svg:width="0.191cm" svg:height="1.293cm" svg:x="7.312cm" svg:y="6.79cm" svg:viewBox="0 0 192 1294" draw:points="0,1294 192,1294 192,0 0,0">
            <text:p/>
          </draw:polygon>
          <draw:polygon draw:style-name="gr1" draw:layer="layout" svg:width="0.888cm" svg:height="1.293cm" svg:x="7.723cm" svg:y="6.79cm" svg:viewBox="0 0 889 1294" draw:points="540,176 540,1294 348,1294 348,176 0,176 0,0 889,0 889,176">
            <text:p/>
          </draw:polygon>
          <draw:polygon draw:style-name="gr3" draw:text-style-name="P1" draw:layer="layout" svg:width="0.333cm" svg:height="0.293cm" svg:x="9.125cm" svg:y="6.37cm" svg:viewBox="0 0 334 294" draw:points="137,294 0,294 133,0 334,0">
            <text:p/>
          </draw:polygon>
          <draw:polygon draw:style-name="gr3" draw:text-style-name="P1" draw:layer="layout" svg:width="0.808cm" svg:height="1.293cm" svg:x="8.83cm" svg:y="6.789cm" svg:viewBox="0 0 809 1294" draw:points="0,1294 0,0 809,0 809,177 192,177 192,555 718,555 718,729 192,729 192,1118 809,1118 809,1294">
            <text:p/>
          </draw:polygon>
          <draw:path draw:style-name="gr3" draw:text-style-name="P1" draw:layer="layout" svg:width="0.899cm" svg:height="1.293cm" svg:x="10.329cm" svg:y="6.79cm" svg:viewBox="0 0 900 1294" svg:d="m900 638c0-188 9-376-129-516-80-82-195-122-327-122h-444v1294h444c132 0 247-41 327-122 138-141 129-347 129-534z">
            <text:p/>
          </draw:path>
          <draw:path draw:style-name="gr4" draw:text-style-name="P1" draw:layer="layout" svg:width="0.514cm" svg:height="0.94cm" svg:x="10.521cm" svg:y="6.966cm" svg:viewBox="0 0 515 941" svg:d="m515 462c0 178-1 317-67 392-54 60-125 87-215 87h-233v-941h233c90 0 161 27 215 87 66 75 67 197 67 375z">
            <text:p/>
          </draw:path>
          <draw:polygon draw:style-name="gr1" draw:layer="layout" svg:width="0.808cm" svg:height="1.293cm" svg:x="11.513cm" svg:y="6.79cm" svg:viewBox="0 0 809 1294" draw:points="0,1294 0,0 809,0 809,176 192,176 192,554 718,554 718,728 192,728 192,1117 809,1117 809,1294">
            <text:p/>
          </draw:polygon>
          <draw:polygon draw:style-name="gr1" draw:layer="layout" svg:width="0.952cm" svg:height="1.293cm" svg:x="13.011cm" svg:y="6.79cm" svg:viewBox="0 0 953 1294" draw:points="777,1294 192,383 192,1294 0,1294 0,0 176,0 761,908 761,0 953,0 953,1294">
            <text:p/>
          </draw:polygon>
          <draw:polygon draw:style-name="gr3" draw:text-style-name="P1" draw:layer="layout" svg:width="1.082cm" svg:height="1.293cm" svg:x="14.143cm" svg:y="6.79cm" svg:viewBox="0 0 1083 1294" draw:points="1083,1294 619,0 464,0 0,1294 204,1294 291,1033 791,1033 878,1294">
            <text:p/>
          </draw:polygon>
          <draw:polygon draw:style-name="gr4" draw:text-style-name="P1" draw:layer="layout" svg:width="0.389cm" svg:height="0.572cm" svg:x="14.491cm" svg:y="7.083cm" svg:viewBox="0 0 390 573" draw:points="390,573 0,573 198,0">
            <text:p/>
          </draw:polygon>
          <draw:polygon draw:style-name="gr1" draw:layer="layout" svg:width="0.952cm" svg:height="1.293cm" svg:x="15.405cm" svg:y="6.79cm" svg:viewBox="0 0 953 1294" draw:points="777,1294 192,383 192,1294 0,1294 0,0 176,0 761,908 761,0 953,0 953,1294">
            <text:p/>
          </draw:polygon>
          <draw:polygon draw:style-name="gr1" draw:layer="layout" svg:width="0.888cm" svg:height="1.293cm" svg:x="16.577cm" svg:y="6.79cm" svg:viewBox="0 0 889 1294" draw:points="540,176 540,1294 348,1294 348,176 0,176 0,0 889,0 889,176">
            <text:p/>
          </draw:polygon>
          <draw:polygon draw:style-name="gr1" draw:layer="layout" svg:width="0.808cm" svg:height="1.293cm" svg:x="17.684cm" svg:y="6.79cm" svg:viewBox="0 0 809 1294" draw:points="0,1294 0,0 809,0 809,176 192,176 192,554 718,554 718,728 192,728 192,1117 809,1117 809,1294">
            <text:p/>
          </draw:polygon>
          <draw:path draw:style-name="gr1" draw:layer="layout" svg:width="0.903cm" svg:height="1.314cm" svg:x="18.644cm" svg:y="6.779cm" svg:viewBox="0 0 904 1315" svg:d="m448 1315c-190 0-327-45-448-171l128-129c92 95 194 123 324 123 165 0 261-72 261-197 0-57-16-104-50-135-32-31-64-43-139-54l-149-22c-103-15-185-51-240-104-62-59-92-141-92-246 0-226 160-380 423-380 167 0 284 43 393 147l-123 123c-78-76-169-99-276-99-149 0-231 87-231 201 0 47 15 89 48 120 32 29 84 51 142 60l144 22c118 18 184 47 237 96 69 62 104 155 104 265 0 238-191 380-456 380z">
            <text:p/>
          </draw:path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yle0" style:family="graphic" style:parent-style-name="standard">
      <style:graphic-properties draw:stroke="none" draw:fill="solid" draw:fill-color="#163565"/>
    </style:style>
    <style:style style:name="style1" style:family="graphic" style:parent-style-name="standard">
      <style:graphic-properties draw:stroke="none" draw:fill="solid" draw:fill-color="#d1cd11"/>
    </style:style>
  </office:styles>
  <office:automatic-styles>
    <style:page-layout style:name="PM0">
      <style:page-layout-properties fo:margin-top="0cm" fo:margin-bottom="0cm" fo:margin-left="0cm" fo:margin-right="0cm" fo:page-width="19.55cm" fo:page-height="8.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1$Win32 OpenOffice.org_project/310m11$Build-9399</meta:generator>
    <meta:initial-creator>unknown</meta:initial-creator>
    <meta:creation-date/>
    <dc:format>image/svg+xml</dc:format>
    <meta:editing-cycles>4</meta:editing-cycles>
    <meta:editing-duration>PT00H12M53S</meta:editing-duration>
    <dc:date>2009-11-26T18:16:57.39</dc:date>
    <dc:creator>José Martinez</dc:creator>
    <meta:document-statistic meta:object-count="25"/>
    <meta:user-defined meta:name="Info 1"/>
    <meta:user-defined meta:name="Info 2"/>
    <meta:user-defined meta:name="Info 3"/>
    <meta:user-defined meta:name="Info 4"/>
  </office:meta>
</office:document-meta>
</file>